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21.41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No_batter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2,BT1</text:p>
          </table:table-cell>
          <table:table-cell office:value-type="string" calcext:value-type="string">
            <text:p>18650_c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office:value-type="float" office:value="1888422" calcext:value-type="float">
            <text:p>1888422</text:p>
          </table:table-cell>
          <table:table-cell table:formula="of:=0.73" office:value-type="float" office:value="0.73" calcext:value-type="float">
            <text:p>0.73</text:p>
          </table:table-cell>
          <table:table-cell table:formula="of:=[.G2]*[.D2]"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table:formula="of:=[.I2]*[.H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4,R21,R22,R25,R29,R30,R32,R33,R43,R44,R45,R47,R23,R24,R46,R49</text:p>
          </table:table-cell>
          <table:table-cell office:value-type="string" calcext:value-type="string">
            <text:p>Resistor_Horizontal_RM10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 0.1%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711" calcext:value-type="float">
            <text:p>0.711</text:p>
          </table:table-cell>
          <table:table-cell table:formula="of:=[.G3]*[.D3]" office:value-type="float" office:value="11.376" calcext:value-type="float">
            <text:p>11.376</text:p>
          </table:table-cell>
          <table:table-cell office:value-type="float" office:value="1" calcext:value-type="float">
            <text:p>1</text:p>
          </table:table-cell>
          <table:table-cell table:formula="of:=[.I3]*[.H3]" office:value-type="float" office:value="11.376" calcext:value-type="float">
            <text:p>11.3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1,R36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4]*[.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liexpress</text:p>
          </table:table-cell>
          <table:table-cell office:value-type="float" office:value="1.85" calcext:value-type="float">
            <text:p>1.85</text:p>
          </table:table-cell>
          <table:table-cell table:formula="of:=[.G5]*[.D5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table:formula="of:=[.I5]*[.H5]"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7,D6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float" office:value="9565124" calcext:value-type="float">
            <text:p>9565124</text:p>
          </table:table-cell>
          <table:table-cell office:value-type="float" office:value="0.0203" calcext:value-type="float">
            <text:p>0.0203</text:p>
          </table:table-cell>
          <table:table-cell table:formula="of:=[.G6]*[.D6]" office:value-type="float" office:value="0.0406" calcext:value-type="float">
            <text:p>0.0406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0.0406" calcext:value-type="float">
            <text:p>0.04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1010</text:p>
          </table:table-cell>
          <table:table-cell office:value-type="float" office:value="1292242" calcext:value-type="float">
            <text:p>1292242</text:p>
          </table:table-cell>
          <table:table-cell office:value-type="float" office:value="1.28" calcext:value-type="float">
            <text:p>1.28</text:p>
          </table:table-cell>
          <table:table-cell table:formula="of:=[.G7]*[.D7]"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formula="of:=[.I7]*[.H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R2,R7,R8,R9,R10,R11,R12,R13,R14,R15,R16</text:p>
          </table:table-cell>
          <table:table-cell office:value-type="string" calcext:value-type="string">
            <text:p>Resistor_Horizontal_RM10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R</text:p>
          </table:table-cell>
          <table:table-cell table:number-columns-repeated="2"/>
          <table:table-cell table:formula="of:=[.G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7,R5,R53,R54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table:number-columns-repeated="2"/>
          <table:table-cell table:formula="of:=[.G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8,R48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,R17,R26,R35,R38,R51,R55</text:p>
          </table:table-cell>
          <table:table-cell office:value-type="string" calcext:value-type="string">
            <text:p>Resistor_Horizontal_RM10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11]*[.D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1]*[.H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3,C6,C7,C9,C22,C29,C2,C5,C10,C23</text:p>
          </table:table-cell>
          <table:table-cell office:value-type="string" calcext:value-type="string">
            <text:p>C_Rect_L7_W2.5_P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12]*[.D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2]*[.H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3,C4,C25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table:formula="of:=[.G13]*[.D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TO-92_Inline_Narrow_O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0.0762" calcext:value-type="float">
            <text:p>0.0762</text:p>
          </table:table-cell>
          <table:table-cell table:formula="of:=[.G14]*[.D14]" office:value-type="float" office:value="0.1524" calcext:value-type="float">
            <text:p>0.1524</text:p>
          </table:table-cell>
          <table:table-cell office:value-type="float" office:value="1" calcext:value-type="float">
            <text:p>1</text:p>
          </table:table-cell>
          <table:table-cell table:formula="of:=[.I14]*[.H14]" office:value-type="float" office:value="0.1524" calcext:value-type="float">
            <text:p>0.152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9,R41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table:formula="of:=[.G15]*[.D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4,C15,C12,C16</text:p>
          </table:table-cell>
          <table:table-cell office:value-type="string" calcext:value-type="string">
            <text:p>C_Disc_D3_P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16]*[.D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7,C8</text:p>
          </table:table-cell>
          <table:table-cell office:value-type="string" calcext:value-type="string">
            <text:p>C_Radial_D10_L13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2"/>
          <table:table-cell table:formula="of:=[.G17]*[.D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Disc_D3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2"/>
          <table:table-cell table:formula="of:=[.G18]*[.D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Led</text:p>
          </table:table-cell>
          <table:table-cell table:number-columns-repeated="2"/>
          <table:table-cell table:formula="of:=[.G19]*[.D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float" office:value="1864422" calcext:value-type="float">
            <text:p>1864422</text:p>
          </table:table-cell>
          <table:table-cell office:value-type="float" office:value="0.778" calcext:value-type="float">
            <text:p>0.778</text:p>
          </table:table-cell>
          <table:table-cell table:formula="of:=[.G20]*[.D20]"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[.I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52,R56,R40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</text:p>
          </table:table-cell>
          <table:table-cell table:number-columns-repeated="2"/>
          <table:table-cell table:formula="of:=[.G21]*[.D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2508996" calcext:value-type="float">
            <text:p>2508996</text:p>
          </table:table-cell>
          <table:table-cell office:value-type="float" office:value="0.261" calcext:value-type="float">
            <text:p>0.261</text:p>
          </table:table-cell>
          <table:table-cell table:formula="of:=[.G22]*[.D22]"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table:number-columns-repeated="2"/>
          <table:table-cell table:formula="of:=[.G23]*[.D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float" office:value="1715487" calcext:value-type="float">
            <text:p>1715487</text:p>
          </table:table-cell>
          <table:table-cell office:value-type="float" office:value="3.36" calcext:value-type="float">
            <text:p>3.36</text:p>
          </table:table-cell>
          <table:table-cell table:formula="of:=[.G24]*[.D24]"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I24]*[.H24]"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2,SW3</text:p>
          </table:table-cell>
          <table:table-cell office:value-type="string" calcext:value-type="string">
            <text:p>SW_Tactile_SPST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ST</text:p>
          </table:table-cell>
          <table:table-cell office:value-type="float" office:value="2402408" calcext:value-type="float">
            <text:p>2402408</text:p>
          </table:table-cell>
          <table:table-cell office:value-type="float" office:value="0.586" calcext:value-type="float">
            <text:p>0.586</text:p>
          </table:table-cell>
          <table:table-cell table:formula="of:=[.G25]*[.D25]" office:value-type="float" office:value="1.172" calcext:value-type="float">
            <text:p>1.172</text:p>
          </table:table-cell>
          <table:table-cell office:value-type="float" office:value="1" calcext:value-type="float">
            <text:p>1</text:p>
          </table:table-cell>
          <table:table-cell table:formula="of:=[.I25]*[.H25]" office:value-type="float" office:value="1.172" calcext:value-type="float">
            <text:p>1.17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G26]*[.D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6]*[.H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4,C11,C18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7]*[.D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7]*[.H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,D8</text:p>
          </table:table-cell>
          <table:table-cell office:value-type="string" calcext:value-type="string">
            <text:p>SMB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4</text:p>
          </table:table-cell>
          <table:table-cell office:value-type="float" office:value="2677460" calcext:value-type="float">
            <text:p>2677460</text:p>
          </table:table-cell>
          <table:table-cell office:value-type="float" office:value="0.25" calcext:value-type="float">
            <text:p>0.25</text:p>
          </table:table-cell>
          <table:table-cell table:formula="of:=[.G28]*[.D28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I28]*[.H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29]*[.D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9]*[.H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58B</text:p>
          </table:table-cell>
          <table:table-cell table:style-name="ce1" office:value-type="float" office:value="9558160" calcext:value-type="float">
            <text:p>9558160</text:p>
          </table:table-cell>
          <table:table-cell office:value-type="float" office:value="0.381" calcext:value-type="float">
            <text:p>0.381</text:p>
          </table:table-cell>
          <table:table-cell table:formula="of:=[.G30]*[.D30]"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formula="of:=[.I30]*[.H30]"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+</text:p>
          </table:table-cell>
          <table:table-cell office:value-type="float" office:value="2112491" calcext:value-type="float">
            <text:p>2112491</text:p>
          </table:table-cell>
          <table:table-cell office:value-type="float" office:value="2.85" calcext:value-type="float">
            <text:p>2.85</text:p>
          </table:table-cell>
          <table:table-cell table:formula="of:=[.G31]*[.D31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31]*[.H31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-</text:p>
          </table:table-cell>
          <table:table-cell office:value-type="float" office:value="2112490" calcext:value-type="float">
            <text:p>2112490</text:p>
          </table:table-cell>
          <table:table-cell office:value-type="float" office:value="2.85" calcext:value-type="float">
            <text:p>2.85</text:p>
          </table:table-cell>
          <table:table-cell table:formula="of:=[.G32]*[.D32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32]*[.H32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2"/>
          <table:table-cell table:formula="of:=[.G33]*[.D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3]*[.H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/>
          <table:table-cell table:formula="of:=[.G34]*[.D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4]*[.H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isplay</text:p>
          </table:table-cell>
          <table:table-cell office:value-type="string" calcext:value-type="string">
            <text:p>aliexpress</text:p>
          </table:table-cell>
          <table:table-cell office:value-type="float" office:value="1.12" calcext:value-type="float">
            <text:p>1.12</text:p>
          </table:table-cell>
          <table:table-cell table:formula="of:=[.G35]*[.D35]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formula="of:=[.I35]*[.H35]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</text:p>
          </table:table-cell>
          <table:table-cell office:value-type="float" office:value="2496402" calcext:value-type="float">
            <text:p>2496402</text:p>
          </table:table-cell>
          <table:table-cell office:value-type="float" office:value="2.45" calcext:value-type="float">
            <text:p>2.45</text:p>
          </table:table-cell>
          <table:table-cell table:formula="of:=[.G36]*[.D36]"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formula="of:=[.I36]*[.H36]"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6144</text:p>
          </table:table-cell>
          <table:table-cell table:style-name="ce1" office:value-type="float" office:value="9493581" calcext:value-type="float">
            <text:p>9493581</text:p>
          </table:table-cell>
          <table:table-cell office:value-type="float" office:value="5.56" calcext:value-type="float">
            <text:p>5.56</text:p>
          </table:table-cell>
          <table:table-cell table:formula="of:=[.G37]*[.D37]"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</text:p>
          </table:table-cell>
          <table:table-cell office:value-type="float" office:value="2102611" calcext:value-type="float">
            <text:p>2102611</text:p>
          </table:table-cell>
          <table:table-cell office:value-type="float" office:value="4.52" calcext:value-type="float">
            <text:p>4.52</text:p>
          </table:table-cell>
          <table:table-cell table:formula="of:=[.G38]*[.D38]"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table:formula="of:=[.I38]*[.H38]" office:value-type="float" office:value="4.52" calcext:value-type="float">
            <text:p>4.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</text:p>
          </table:table-cell>
          <table:table-cell office:value-type="float" office:value="1564650" calcext:value-type="float">
            <text:p>1564650</text:p>
          </table:table-cell>
          <table:table-cell office:value-type="float" office:value="0.784" calcext:value-type="float">
            <text:p>0.784</text:p>
          </table:table-cell>
          <table:table-cell table:formula="of:=[.G39]*[.D39]" office:value-type="float" office:value="0.784" calcext:value-type="float">
            <text:p>0.784</text:p>
          </table:table-cell>
          <table:table-cell office:value-type="float" office:value="1" calcext:value-type="float">
            <text:p>1</text:p>
          </table:table-cell>
          <table:table-cell table:formula="of:=[.I39]*[.H39]"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21070</text:p>
          </table:table-cell>
          <table:table-cell office:value-type="float" office:value="2543327" calcext:value-type="float">
            <text:p>2543327</text:p>
          </table:table-cell>
          <table:table-cell office:value-type="float" office:value="1.57" calcext:value-type="float">
            <text:p>1.57</text:p>
          </table:table-cell>
          <table:table-cell table:formula="of:=[.G40]*[.D40]"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formula="of:=[.I40]*[.H40]"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DIP-16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 office:value-type="float" office:value="9591664" calcext:value-type="float">
            <text:p>9591664</text:p>
          </table:table-cell>
          <table:table-cell office:value-type="float" office:value="1.18" calcext:value-type="float">
            <text:p>1.18</text:p>
          </table:table-cell>
          <table:table-cell table:formula="of:=[.G41]*[.D41]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formula="of:=[.I41]*[.H41]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1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42]*[.D42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42]*[.H42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0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43]*[.D43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43]*[.H43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2"/>
          <table:table-cell table:formula="of:=[.G44]*[.D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4]*[.H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45]*[.D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370</text:p>
          </table:table-cell>
          <table:table-cell table:style-name="ce1" office:value-type="float" office:value="1273732" calcext:value-type="float">
            <text:p>1273732</text:p>
          </table:table-cell>
          <table:table-cell office:value-type="float" office:value="10.94" calcext:value-type="float">
            <text:p>10.94</text:p>
          </table:table-cell>
          <table:table-cell table:formula="of:=[.G46]*[.D46]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table:formula="of:=[.I46]*[.H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table:number-columns-repeated="2"/>
          <table:table-cell table:formula="of:=[.G47]*[.D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7]*[.H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table:number-columns-repeated="2"/>
          <table:table-cell table:formula="of:=[.G48]*[.D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8]*[.H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  <table:table-cell table:style-name="ce1" office:value-type="float" office:value="2296030" calcext:value-type="float">
            <text:p>2296030</text:p>
          </table:table-cell>
          <table:table-cell office:value-type="float" office:value="0.291" calcext:value-type="float">
            <text:p>0.291</text:p>
          </table:table-cell>
          <table:table-cell table:formula="of:=[.G49]*[.D49]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formula="of:=[.I49]*[.H49]" office:value-type="float" office:value="0.291" calcext:value-type="float">
            <text:p>0.29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42,R6,R18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50]*[.D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0]*[.H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R</text:p>
          </table:table-cell>
          <table:table-cell table:number-columns-repeated="2"/>
          <table:table-cell table:formula="of:=[.G51]*[.D5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1]*[.H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</text:p>
          </table:table-cell>
          <table:table-cell office:value-type="float" office:value="1146032" calcext:value-type="float">
            <text:p>1146032</text:p>
          </table:table-cell>
          <table:table-cell office:value-type="float" office:value="4.25" calcext:value-type="float">
            <text:p>4.25</text:p>
          </table:table-cell>
          <table:table-cell table:formula="of:=[.G52]*[.D52]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I52]*[.H52]"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53]*[.D5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icro_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753" calcext:value-type="float">
            <text:p>2293753</text:p>
          </table:table-cell>
          <table:table-cell office:value-type="float" office:value="0.413" calcext:value-type="float">
            <text:p>0.413</text:p>
          </table:table-cell>
          <table:table-cell table:formula="of:=[.G54]*[.D54]"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formula="of:=[.I54]*[.H54]" office:value-type="float" office:value="0.413" calcext:value-type="float">
            <text:p>0.4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32CG</text:p>
          </table:table-cell>
          <table:table-cell office:value-type="float" office:value="1166986" calcext:value-type="float">
            <text:p>1166986</text:p>
          </table:table-cell>
          <table:table-cell office:value-type="float" office:value="0.446" calcext:value-type="float">
            <text:p>0.446</text:p>
          </table:table-cell>
          <table:table-cell table:formula="of:=[.G55]*[.D55]"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formula="of:=[.I55]*[.H55]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R</text:p>
          </table:table-cell>
          <table:table-cell table:style-name="ce1" office:value-type="float" office:value="2493030" calcext:value-type="float">
            <text:p>2493030</text:p>
          </table:table-cell>
          <table:table-cell office:value-type="float" office:value="0.335" calcext:value-type="float">
            <text:p>0.335</text:p>
          </table:table-cell>
          <table:table-cell table:formula="of:=[.G56]*[.D56]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[.I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19,R20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57]*[.D5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style-name="ce1" office:value-type="float" office:value="1737246" calcext:value-type="float">
            <text:p>1737246</text:p>
          </table:table-cell>
          <table:table-cell office:value-type="float" office:value="0.789" calcext:value-type="float">
            <text:p>0.789</text:p>
          </table:table-cell>
          <table:table-cell table:formula="of:=[.G58]*[.D58]" office:value-type="float" office:value="0.789" calcext:value-type="float">
            <text:p>0.789</text:p>
          </table:table-cell>
          <table:table-cell office:value-type="float" office:value="1" calcext:value-type="float">
            <text:p>1</text:p>
          </table:table-cell>
          <table:table-cell table:formula="of:=[.I58]*[.H58]" office:value-type="float" office:value="0.789" calcext:value-type="float">
            <text:p>0.78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59]*[.D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59]*[.H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057WSN_SOIC</text:p>
          </table:table-cell>
          <table:table-cell table:style-name="ce1" office:value-type="float" office:value="1212263" calcext:value-type="float">
            <text:p>1212263</text:p>
          </table:table-cell>
          <table:table-cell office:value-type="float" office:value="2.2" calcext:value-type="float">
            <text:p>2.2</text:p>
          </table:table-cell>
          <table:table-cell table:formula="of:=[.G60]*[.D60]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I60]*[.H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style-name="ce1" office:value-type="float" office:value="1467514" calcext:value-type="float">
            <text:p>1467514</text:p>
          </table:table-cell>
          <table:table-cell office:value-type="float" office:value="0.169" calcext:value-type="float">
            <text:p>0.169</text:p>
          </table:table-cell>
          <table:table-cell table:formula="of:=[.G61]*[.D61]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formula="of:=[.I61]*[.H61]"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Rect_L7.0mm_W2.5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62]*[.D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2]*[.H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rmal pad + mica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0214" calcext:value-type="float">
            <text:p>520214</text:p>
          </table:table-cell>
          <table:table-cell office:value-type="float" office:value="0.231" calcext:value-type="float">
            <text:p>0.231</text:p>
          </table:table-cell>
          <table:table-cell table:formula="of:=[.G63]*[.D63]"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formula="of:=[.I63]*[.H63]" office:value-type="float" office:value="0.462" calcext:value-type="float">
            <text:p>0.4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bs for rotary enco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ys</text:p>
          </table:table-cell>
          <table:table-cell office:value-type="float" office:value="1.5" calcext:value-type="float">
            <text:p>1.5</text:p>
          </table:table-cell>
          <table:table-cell table:formula="of:=[.G64]*[.D6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64]*[.H6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mond case with aluminium end pane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2583" calcext:value-type="float">
            <text:p>722583</text:p>
          </table:table-cell>
          <table:table-cell office:value-type="float" office:value="12.17" calcext:value-type="float">
            <text:p>12.17</text:p>
          </table:table-cell>
          <table:table-cell table:formula="of:=[.G65]*[.D65]" office:value-type="float" office:value="12.17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table:formula="of:=[.I65]*[.H65]" office:value-type="float" office:value="12.17" calcext:value-type="float">
            <text:p>12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ected Lithium cell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conrad.be/ce/nl/product/1009505/Samsung-ICR18650-30B-Speciale-oplaadbare-batterij-18650-Li-ion-37-V-3000-mAh?ref=searchDetail</text:p>
          </table:table-cell>
          <table:table-cell office:value-type="float" office:value="14.79" calcext:value-type="float">
            <text:p>14.79</text:p>
          </table:table-cell>
          <table:table-cell table:formula="of:=[.G66]*[.D66]"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  <table:table-cell table:formula="of:=[.I66]*[.H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No Batte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66])*1.21" office:value-type="float" office:value="136.9115" calcext:value-type="float">
            <text:p>136.9115</text:p>
          </table:table-cell>
          <table:table-cell/>
          <table:table-cell table:formula="of:=SUM([.J2:.J66])*1.21" office:value-type="float" office:value="77.64691" calcext:value-type="float">
            <text:p>77.646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4:08:54.6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4:13:20.813000000</dc:date>
    <meta:editing-duration>PT43M17S</meta:editing-duration>
    <meta:editing-cycles>13</meta:editing-cycles>
    <meta:generator>LibreOffice/5.1.1.3$Windows_X86_64 LibreOffice_project/89f508ef3ecebd2cfb8e1def0f0ba9a803b88a6d</meta:generator>
    <meta:document-statistic meta:table-count="1" meta:cell-count="596" meta:object-count="0"/>
  </office:meta>
</office:document-meta>
</file>